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3.256cm"/>
    </style:style>
  </office:automatic-styles>
  <office:body>
    <office:presentation>
      <draw:page draw:name="page1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This is a example of presentation shape used as the title.</text:p>
          </draw:text-box>
        </draw:frame>
        <draw:frame presentation:style-name="pr1" presentation:class="subtitle" svg:x="2.058cm" svg:y="5.838cm" svg:width="23.912cm" svg:height="13.23cm">
          <draw:text-box>
            <text:p text:style-name="P1">This is a example of presentation shape used as the subtitle.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style:presentation-page-layout style:name="layout1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